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It was a lazy afternoon under the open sky, and the sound of cicadas flooded her ears while the smell of grass emanated from the soft earth. It was because she was lying on her back that the smell enveloped her, but she didn't mind. In fact, she liked it. Because she was lying down on a cliffside, a cool wind continuously brushed her skin, only stopping from time to time, maybe to catch its breath. She didn't feel cold, though. The hot sunrays made sure of that. In fact, due to the season, the sun's light was at its most powerful, quickly heating up whatever it touched. And yet, she wasn't feeling hot either. It was as though Nature were trying to perfectly balance the amount of cool and warmth she was receiving, and if that was the case, Nature was doing an excellent job of it. Her arms were spread wide open, partially because it felt better this way, and partially because she wanted to take in the whole sky in them. It was overwhelmingly blue, and it stretched unobstructed, from one horizon to another. It was summer, and she had nothing to worry about, except maybe, for what to eat this evening. It was summer, and there was no need to have a single care in the world.</text:p>
      <text:p text:style-name="Normal"><text:span text:style-name="T1">“It would be nice, if this could last for a long time,” </text:span>she thought.</text:p>
      <text:p text:style-name="Normal">The girl was careful of the word 'forever', its promises were a bit too grandiose, and it was unclear to her whether it was something good or no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